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 style:list-style-name="L1">
      <style:graphic-properties draw:fill-color="#ffffff" draw:textarea-vertical-align="top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Some text with bulle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13:03.648000000</meta:creation-date>
    <dc:date>2017-07-05T20:01:05.202000000</dc:date>
    <meta:editing-duration>PT1M16S</meta:editing-duration>
    <meta:editing-cycles>3</meta:editing-cycles>
    <meta:generator>LibreOfficeDev/6.0.0.0.alpha0$Windows_x86 LibreOffice_project/9bbf2e32f8eb711c02962ee9ec59ff331849285b</meta:generator>
    <meta:document-statistic meta:object-count="24"/>
  </office:meta>
</office:document-meta>
</file>